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JetBrains Mono" svg:font-family="'JetBrains Mono'"/>
    <style:font-face style:name="Times New Roman1" svg:font-family="'Times New Roman'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" fo:font-size="10pt" fo:font-weight="normal" fo:background-color="transparent" style:font-name-asian="JetBrains Mono" style:font-name-complex="JetBrains Mono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Calibri1" fo:font-size="10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Times New Roman1" fo:font-size="11pt" fo:font-weight="normal" fo:background-color="transparent" style:font-name-asian="Times New Roman1" style:font-name-complex="Times New Roman1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1bf807" officeooo:paragraph-rsid="001bf807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rsid="001bf807" officeooo:paragraph-rsid="001bf807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rsid="001c125b" officeooo:paragraph-rsid="001c125b" fo:background-color="transparent" style:font-name-asian="Calibri1" style:font-name-complex="Calibri1"/>
    </style:style>
    <style:style style:name="T1" style:family="text">
      <style:text-properties fo:color="#cc7832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2" style:family="text">
      <style:text-properties fo:color="#a9b7c6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3" style:family="text">
      <style:text-properties fo:color="#ffc66d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4" style:family="text">
      <style:text-properties fo:color="#6897bb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5" style:family="text">
      <style:text-properties fo:color="#6a8759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6" style:family="text">
      <style:text-properties fo:color="#9876aa" loext:opacity="100%" style:font-name="JetBrains Mono" fo:font-size="10pt" fo:font-style="italic" fo:font-weight="normal" fo:background-color="transparent" loext:char-shading-value="0" style:font-name-asian="JetBrains Mono" style:font-name-complex="JetBrains Mono"/>
    </style:style>
    <style:style style:name="T7" style:family="text">
      <style:text-properties fo:color="#9876aa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8" style:family="text">
      <style:text-properties fo:color="#bbb529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9" style:family="text">
      <style:text-properties fo:color="#808080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0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blic class </text:span><text:span text:style-name="T2">Main {<text:line-break/> <text:s text:c="3"/></text:span><text:span text:style-name="T1">public static void </text:span><text:span text:style-name="T3">main</text:span><text:span text:style-name="T2">(String[] args) {<text:line-break/> <text:s text:c="7"/>Customer cust1 = </text:span><text:span text:style-name="T1">new </text:span><text:span text:style-name="T2">Customer(</text:span><text:span text:style-name="T4">200</text:span><text:span text:style-name="T1">,</text:span><text:span text:style-name="T5">"kannappagoud"</text:span><text:span text:style-name="T1">,</text:span><text:span text:style-name="T4">3000</text:span><text:span text:style-name="T2">)</text:span><text:span text:style-name="T1">;<text:line-break/> <text:s text:c="7"/></text:span><text:span text:style-name="T2">System.</text:span><text:span text:style-name="T6">out</text:span><text:span text:style-name="T2">.println(cust1)</text:span><text:span text:style-name="T1">;<text:line-break/> <text:s text:c="7"/></text:span><text:span text:style-name="T2">Customer cust2 = </text:span><text:span text:style-name="T1">new </text:span><text:span text:style-name="T2">Customer()</text:span><text:span text:style-name="T1">;<text:line-break/> <text:s text:c="7"/></text:span><text:span text:style-name="T2">cust2.setCustId(</text:span><text:span text:style-name="T4">200</text:span><text:span text:style-name="T2">)</text:span><text:span text:style-name="T1">;<text:line-break/> <text:s text:c="7"/></text:span><text:span text:style-name="T2">cust2.setCustName(</text:span><text:span text:style-name="T5">"chaitra"</text:span><text:span text:style-name="T2">)</text:span><text:span text:style-name="T1">;<text:line-break/> <text:s text:c="7"/></text:span><text:span text:style-name="T2">cust2.setBalance(</text:span><text:span text:style-name="T4">5000</text:span><text:span text:style-name="T2">)</text:span><text:span text:style-name="T1">;<text:line-break/> <text:s text:c="7"/></text:span><text:span text:style-name="T2">System.</text:span><text:span text:style-name="T6">out</text:span><text:span text:style-name="T2">.println(cust2.getCustId()+</text:span><text:span text:style-name="T5">" <text:s/>"</text:span><text:span text:style-name="T2">+cust2.getCustName()+</text:span><text:span text:style-name="T5">" <text:s/>"</text:span><text:span text:style-name="T2">+cust2.getBalance())</text:span><text:span text:style-name="T1">;<text:line-break/> <text:s text:c="7"/></text:span><text:span text:style-name="T2">Customer cust3 = </text:span><text:span text:style-name="T1">new </text:span><text:span text:style-name="T2">Customer(</text:span><text:span text:style-name="T4">100</text:span><text:span text:style-name="T1">,</text:span><text:span text:style-name="T5">"sagar"</text:span><text:span text:style-name="T1">,</text:span><text:span text:style-name="T4">6000</text:span><text:span text:style-name="T2">)</text:span><text:span text:style-name="T1">;<text:line-break/> <text:s text:c="7"/></text:span><text:span text:style-name="T2">System.</text:span><text:span text:style-name="T6">out</text:span><text:span text:style-name="T2">.println(cust3.getCustId()+</text:span><text:span text:style-name="T5">" <text:s/>"</text:span><text:span text:style-name="T2">+cust3.getBalance())</text:span><text:span text:style-name="T1">;<text:line-break/><text:line-break/> <text:s text:c="3"/></text:span><text:span text:style-name="T2">}<text:line-break/>}<text:line-break/><text:line-break/><text:line-break/><text:line-break/><text:line-break/></text:span><text:span text:style-name="T1">import </text:span><text:span text:style-name="T2">lombok.*</text:span><text:span text:style-name="T1">;<text:line-break/><text:line-break/></text:span><text:span text:style-name="T8">@Getter<text:line-break/>@AllArgsConstructor<text:line-break/>@Setter<text:line-break/>@ToString<text:line-break/>@NoArgsConstructor<text:line-break/></text:span><text:span text:style-name="T1">public class </text:span><text:span text:style-name="T2">Customer {<text:line-break/> <text:s text:c="3"/></text:span><text:span text:style-name="T8">@Getter<text:line-break/> <text:s text:c="3"/></text:span><text:span text:style-name="T1">private int <text:s/></text:span><text:span text:style-name="T7">custId</text:span><text:span text:style-name="T1">;<text:line-break/> <text:s text:c="3"/>private </text:span><text:span text:style-name="T2">String </text:span><text:span text:style-name="T7">custName</text:span><text:span text:style-name="T1">;<text:line-break/> <text:s text:c="3"/></text:span><text:span text:style-name="T8">@Getter<text:line-break/> <text:s text:c="3"/></text:span><text:span text:style-name="T1">private int <text:s text:c="2"/></text:span><text:span text:style-name="T7">balance</text:span><text:span text:style-name="T1">;<text:line-break/><text:line-break/></text:span><text:span text:style-name="T2">}<text:line-break/>Customer(custId=200, custName=kannappagoud, balance=3000)</text:span></text:p>
      <text:p text:style-name="P2">200 <text:s/>chaitra <text:s/>5000</text:p>
      <text:p text:style-name="P2">100 <text:s/>6000</text:p>
      <text:p text:style-name="P2">Process finished with exit code 0</text:p>
      <text:p text:style-name="P2"/>
      <text:p text:style-name="P2"/>
      <text:p text:style-name="P2"/>
      <text:p text:style-name="P3">files</text:p>
      <text:p text:style-name="P3"/>
      <text:p text:style-name="P1"><text:span text:style-name="T1">package </text:span><text:span text:style-name="T2">com.thbs.mainpack</text:span><text:span text:style-name="T1">;<text:line-break/><text:line-break/>import </text:span><text:span text:style-name="T2">java.io.*</text:span><text:span text:style-name="T1">;<text:line-break/><text:line-break/>public class </text:span><text:span text:style-name="T2">Main {<text:line-break/></text:span><text:soft-page-break/><text:span text:style-name="T2"><text:line-break/> <text:s text:c="3"/></text:span><text:span text:style-name="T1">public static void </text:span><text:span text:style-name="T3">main</text:span><text:span text:style-name="T2">(String[] args) </text:span><text:span text:style-name="T1">throws </text:span><text:span text:style-name="T2">IOException {<text:line-break/> <text:s text:c="7"/>File file1 = </text:span><text:span text:style-name="T1">new </text:span><text:span text:style-name="T2">File(</text:span><text:span text:style-name="T5">"C:</text:span><text:span text:style-name="T1">\\</text:span><text:span text:style-name="T5">Users</text:span><text:span text:style-name="T1">\\</text:span><text:span text:style-name="T5">kannappagoud_shiva</text:span><text:span text:style-name="T1">\\</text:span><text:span text:style-name="T5">Desktop</text:span><text:span text:style-name="T1">\\</text:span><text:span text:style-name="T5">thfile1.txt"</text:span><text:span text:style-name="T2">)</text:span><text:span text:style-name="T1">;</text:span><text:span text:style-name="T9">//source file<text:line-break/> <text:s text:c="7"/></text:span><text:span text:style-name="T2">File file2 = </text:span><text:span text:style-name="T1">new </text:span><text:span text:style-name="T2">File(</text:span><text:span text:style-name="T5">"C:</text:span><text:span text:style-name="T1">\\</text:span><text:span text:style-name="T5">Users</text:span><text:span text:style-name="T1">\\</text:span><text:span text:style-name="T5">kannappagoud_shiva</text:span><text:span text:style-name="T1">\\</text:span><text:span text:style-name="T5">Desktop</text:span><text:span text:style-name="T1">\\</text:span><text:span text:style-name="T5">thfile2.txt"</text:span><text:span text:style-name="T2">)</text:span><text:span text:style-name="T1">;</text:span><text:span text:style-name="T9">// destination file<text:line-break/> <text:s text:c="7"/></text:span><text:span text:style-name="T1">try</text:span><text:span text:style-name="T2">(FileReader fr = </text:span><text:span text:style-name="T1">new </text:span><text:span text:style-name="T2">FileReader(file1)</text:span><text:span text:style-name="T1">;<text:line-break/> <text:s text:c="11"/></text:span><text:span text:style-name="T2">BufferedReader br = </text:span><text:span text:style-name="T1">new </text:span><text:span text:style-name="T2">BufferedReader(fr)</text:span><text:span text:style-name="T1">;<text:line-break/> <text:s text:c="10"/></text:span><text:span text:style-name="T9">// FileWriter fw = new FileWriter(file2);// will create file and then write into the file<text:line-break/> <text:s text:c="11"/>//BufferedWriter bw = new BufferedWriter(fw);)// if the file is existing it will overwrite on the file<text:line-break/> <text:s text:c="7"/></text:span><text:span text:style-name="T2">FileWriter fw = </text:span><text:span text:style-name="T1">new </text:span><text:span text:style-name="T2">FileWriter(file2</text:span><text:span text:style-name="T1">,true</text:span><text:span text:style-name="T2">)</text:span><text:span text:style-name="T1">;<text:line-break/> <text:s text:c="7"/></text:span><text:span text:style-name="T2">BufferedWriter bw = </text:span><text:span text:style-name="T1">new </text:span><text:span text:style-name="T2">BufferedWriter(fw)</text:span><text:span text:style-name="T1">;</text:span><text:span text:style-name="T2">)<text:line-break/><text:line-break/><text:line-break/> <text:s text:c="7"/>{<text:line-break/> <text:s text:c="11"/>String str</text:span><text:span text:style-name="T1">;<text:line-break/> <text:s text:c="11"/>while</text:span><text:span text:style-name="T2">((str=br.readLine())!=</text:span><text:span text:style-name="T1">null</text:span><text:span text:style-name="T2">)<text:line-break/> <text:s text:c="11"/>{<text:line-break/> <text:s text:c="15"/>System.</text:span><text:span text:style-name="T6">out</text:span><text:span text:style-name="T2">.println(str)</text:span><text:span text:style-name="T1">;<text:line-break/> <text:s text:c="15"/></text:span><text:span text:style-name="T2">bw.write(str)</text:span><text:span text:style-name="T1">;<text:line-break/> <text:s text:c="15"/></text:span><text:span text:style-name="T2">bw.newLine()</text:span><text:span text:style-name="T1">;<text:line-break/> <text:s text:c="11"/></text:span><text:span text:style-name="T2">}<text:line-break/> <text:s text:c="11"/>System.</text:span><text:span text:style-name="T6">out</text:span><text:span text:style-name="T2">.println(</text:span><text:span text:style-name="T5">"All data records entered successfully"</text:span><text:span text:style-name="T2">)</text:span><text:span text:style-name="T1">;<text:line-break/><text:line-break/> <text:s text:c="7"/></text:span><text:span text:style-name="T2">} </text:span><text:span text:style-name="T1">catch </text:span><text:span text:style-name="T2">(FileNotFoundException e) {<text:line-break/> <text:s text:c="11"/>e.printStackTrace()</text:span><text:span text:style-name="T1">;<text:line-break/> <text:s text:c="7"/></text:span><text:span text:style-name="T2">} </text:span><text:span text:style-name="T1">catch </text:span><text:span text:style-name="T2">(IOException e) {<text:line-break/> <text:s text:c="11"/>e.printStackTrace()</text:span><text:span text:style-name="T1">;<text:line-break/> <text:s text:c="7"/></text:span><text:span text:style-name="T2">}<text:line-break/><text:line-break/> <text:s text:c="3"/>}<text:line-break/>}</text:span></text:p>
      <text:p text:style-name="P4">outputjava is programming long</text:p>
      <text:p text:style-name="P4">java is oops long</text:p>
      <text:p text:style-name="P4">its good long </text:p>
      <text:p text:style-name="P4">we are learing File IO operation</text:p>
      <text:p text:style-name="P4">END</text:p>
      <text:p text:style-name="P4">All data records entered successfully</text:p>
      <text:p text:style-name="P4">Process finished with exit code 0</text:p>
      <text:p text:style-name="P4"/>
      <text:p text:style-name="P4"/>
      <text:p text:style-name="P4"/>
      <text:p text:style-name="P4"/>
      <text:p text:style-name="P1"><text:soft-page-break/><text:span text:style-name="T1">package </text:span><text:span text:style-name="T2">com.thbs.mainpack</text:span><text:span text:style-name="T1">;<text:line-break/><text:line-break/>import </text:span><text:span text:style-name="T2">java.io.*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3">main</text:span><text:span text:style-name="T2">(String[] args) {<text:line-break/><text:line-break/> <text:s text:c="7"/>File file1 = </text:span><text:span text:style-name="T1">new </text:span><text:span text:style-name="T2">File(</text:span><text:span text:style-name="T5">"C:</text:span><text:span text:style-name="T1">\\</text:span><text:span text:style-name="T5">Users</text:span><text:span text:style-name="T1">\\</text:span><text:span text:style-name="T5">kannappagoud_shiva</text:span><text:span text:style-name="T1">\\</text:span><text:span text:style-name="T5">Desktop</text:span><text:span text:style-name="T1">\\</text:span><text:span text:style-name="T5">thfile1.txt"</text:span><text:span text:style-name="T2">)</text:span><text:span text:style-name="T1">;</text:span><text:span text:style-name="T9">//source file<text:line-break/> <text:s text:c="7"/></text:span><text:span text:style-name="T2">File file2 = </text:span><text:span text:style-name="T1">new </text:span><text:span text:style-name="T2">File(</text:span><text:span text:style-name="T5">"C:</text:span><text:span text:style-name="T1">\\</text:span><text:span text:style-name="T5">Users</text:span><text:span text:style-name="T1">\\</text:span><text:span text:style-name="T5">kannappagoud_shiva</text:span><text:span text:style-name="T1">\\</text:span><text:span text:style-name="T5">Desktop</text:span><text:span text:style-name="T1">\\</text:span><text:span text:style-name="T5">thfile3.txt"</text:span><text:span text:style-name="T2">)</text:span><text:span text:style-name="T1">;</text:span><text:span text:style-name="T9">// destination file<text:line-break/><text:line-break/> <text:s text:c="7"/></text:span><text:span text:style-name="T1">try</text:span><text:span text:style-name="T2">(FileInputStream input = </text:span><text:span text:style-name="T1">new </text:span><text:span text:style-name="T2">FileInputStream(file1)</text:span><text:span text:style-name="T1">;<text:line-break/> <text:s text:c="7"/></text:span><text:span text:style-name="T2">BufferedInputStream bis = </text:span><text:span text:style-name="T1">new </text:span><text:span text:style-name="T2">BufferedInputStream(input)</text:span><text:span text:style-name="T1">;<text:line-break/> <text:s text:c="7"/></text:span><text:span text:style-name="T2">FileOutputStream output = </text:span><text:span text:style-name="T1">new </text:span><text:span text:style-name="T2">FileOutputStream(file2)</text:span><text:span text:style-name="T1">;<text:line-break/> <text:s text:c="11"/></text:span><text:span text:style-name="T2">BufferedOutputStream bos = </text:span><text:span text:style-name="T1">new </text:span><text:span text:style-name="T2">BufferedOutputStream(output)</text:span><text:span text:style-name="T1">;</text:span><text:span text:style-name="T2">)<text:line-break/> <text:s text:c="7"/>{<text:line-break/><text:line-break/> <text:s text:c="11"/></text:span><text:span text:style-name="T1">int </text:span><text:span text:style-name="T2">c</text:span><text:span text:style-name="T1">;<text:line-break/> <text:s text:c="11"/>while</text:span><text:span text:style-name="T2">((c= bis.read())!= -</text:span><text:span text:style-name="T4">1</text:span><text:span text:style-name="T2">)<text:line-break/> <text:s text:c="11"/>{<text:line-break/> <text:s text:c="15"/>bos.write(c)</text:span><text:span text:style-name="T1">;<text:line-break/> <text:s text:c="15"/></text:span><text:span text:style-name="T2">System.</text:span><text:span text:style-name="T6">out</text:span><text:span text:style-name="T2">.print((</text:span><text:span text:style-name="T1">char</text:span><text:span text:style-name="T2">)c)</text:span><text:span text:style-name="T1">;<text:line-break/><text:line-break/> <text:s text:c="11"/></text:span><text:span text:style-name="T2">}<text:line-break/><text:line-break/> <text:s text:c="7"/>} </text:span><text:span text:style-name="T1">catch </text:span><text:span text:style-name="T2">(FileNotFoundException e) {<text:line-break/> <text:s text:c="11"/>e.printStackTrace()</text:span><text:span text:style-name="T1">;<text:line-break/> <text:s text:c="7"/></text:span><text:span text:style-name="T2">} </text:span><text:span text:style-name="T1">catch </text:span><text:span text:style-name="T2">(IOException e) {<text:line-break/> <text:s text:c="11"/>e.printStackTrace()</text:span><text:span text:style-name="T1">;<text:line-break/> <text:s text:c="7"/></text:span><text:span text:style-name="T2">}<text:line-break/><text:line-break/> <text:s text:c="3"/>}<text:line-break/>}<text:line-break/></text:span></text:p>
      <text:p text:style-name="P4">java is programming long</text:p>
      <text:p text:style-name="P4">java is oops long</text:p>
      <text:p text:style-name="P4">its good long </text:p>
      <text:p text:style-name="P4">we are learing File IO operation</text:p>
      <text:p text:style-name="P4">END</text:p>
      <text:p text:style-name="P4">Process finished with exit code 0</text:p>
      <text:p text:style-name="P2"/>
      <text:p text:style-name="P2"/>
      <text:p text:style-name="P5"/>
      <text:p text:style-name="P5"/>
      <text:p text:style-name="P6"><text:soft-page-break/>JDBC</text:p>
      <text:p text:style-name="P6"/>
      <text:p text:style-name="P7">JDBC Demo1</text:p>
      <text:p text:style-name="P7"/>
      <text:p text:style-name="P7">//pom.xml</text:p>
      <text:p text:style-name="P7">&lt;?xml version="1.0" encoding="UTF-8"?&gt;</text:p>
      <text:p text:style-name="P7">&lt;project xmlns="http://maven.apache.org/POM/4.0.0"</text:p>
      <text:p text:style-name="P7"><text:s text:c="9"/>xmlns:xsi="http://www.w3.org/2001/XMLSchema-instance"</text:p>
      <text:p text:style-name="P7"><text:s text:c="9"/>xsi:schemaLocation="http://maven.apache.org/POM/4.0.0 http://maven.apache.org/xsd/maven-4.0.0.xsd"&gt;</text:p>
      <text:p text:style-name="P7"><text:s text:c="4"/>&lt;modelVersion&gt;4.0.0&lt;/modelVersion&gt;</text:p>
      <text:p text:style-name="P7"/>
      <text:p text:style-name="P7"><text:s text:c="4"/>&lt;groupId&gt;org.th.B84&lt;/groupId&gt;</text:p>
      <text:p text:style-name="P7"><text:s text:c="4"/>&lt;artifactId&gt;JdbcDemo1&lt;/artifactId&gt;</text:p>
      <text:p text:style-name="P7"><text:s text:c="4"/>&lt;version&gt;1.0-SNAPSHOT&lt;/version&gt;</text:p>
      <text:p text:style-name="P7"><text:s text:c="4"/>&lt;dependencies&gt;</text:p>
      <text:p text:style-name="P7"><text:s text:c="8"/>&lt;dependency&gt;</text:p>
      <text:p text:style-name="P7"><text:s text:c="12"/>&lt;groupId&gt;mysql&lt;/groupId&gt;</text:p>
      <text:p text:style-name="P7"><text:s text:c="12"/>&lt;artifactId&gt;mysql-connector-java&lt;/artifactId&gt;</text:p>
      <text:p text:style-name="P7"><text:s text:c="12"/>&lt;version&gt;8.0.25&lt;/version&gt;</text:p>
      <text:p text:style-name="P7"><text:s text:c="8"/>&lt;/dependency&gt;</text:p>
      <text:p text:style-name="P7"><text:s text:c="4"/>&lt;/dependencies&gt;</text:p>
      <text:p text:style-name="P7"/>
      <text:p text:style-name="P7"><text:s text:c="4"/>&lt;properties&gt;</text:p>
      <text:p text:style-name="P7"><text:s text:c="8"/>&lt;maven.compiler.source&gt;17&lt;/maven.compiler.source&gt;</text:p>
      <text:p text:style-name="P7"><text:s text:c="8"/>&lt;maven.compiler.target&gt;17&lt;/maven.compiler.target&gt;</text:p>
      <text:p text:style-name="P7"><text:s text:c="4"/>&lt;/properties&gt;</text:p>
      <text:p text:style-name="P7"/>
      <text:p text:style-name="P7">&lt;/project&gt;</text:p>
      <text:p text:style-name="P6"/>
      <text:p text:style-name="P6"><text:soft-page-break/>import java.sql.*;</text:p>
      <text:p text:style-name="P6">public class Main {</text:p>
      <text:p text:style-name="P6"/>
      <text:p text:style-name="P6"/>
      <text:p text:style-name="P6"/>
      <text:p text:style-name="P6"><text:s text:c="4"/><text:span text:style-name="T10"><text:s text:c="4"/>public static void main(String[] args) throws ClassNotFoundException, SQLException {</text:span></text:p>
      <text:p text:style-name="P7"><text:s text:c="12"/>// Class.forName("com.mysql.jdbc.Driver");</text:p>
      <text:p text:style-name="P7"><text:s text:c="12"/>Connection con = DriverManager.getConnection("jdbc:mysql://localhost:3306/hr","root","root1");</text:p>
      <text:p text:style-name="P7"><text:s text:c="12"/>Statement st = con.createStatement();</text:p>
      <text:p text:style-name="P7"><text:s text:c="12"/>ResultSet rs = st.executeQuery("select * from countries");</text:p>
      <text:p text:style-name="P7"><text:s text:c="12"/>while (rs.next())</text:p>
      <text:p text:style-name="P7"><text:s text:c="12"/>{</text:p>
      <text:p text:style-name="P7"><text:s text:c="16"/>System.out.println(rs.getString(1)+" <text:s text:c="3"/>"+rs.getString(2)+" <text:s text:c="2"/>"+rs.getInt(3));</text:p>
      <text:p text:style-name="P7"><text:s text:c="12"/>}</text:p>
      <text:p text:style-name="P7"><text:s text:c="12"/>con.close();</text:p>
      <text:p text:style-name="P7"><text:s text:c="8"/>}</text:p>
      <text:p text:style-name="P7"/>
      <text:p text:style-name="P7">}</text:p>
      <text:p text:style-name="P8">output</text:p>
      <text:p text:style-name="P8">output:</text:p>
      <text:p text:style-name="P8">AR <text:s text:c="3"/>Argentina <text:s text:c="2"/>2</text:p>
      <text:p text:style-name="P8">AU <text:s text:c="3"/>Australia <text:s text:c="2"/>3</text:p>
      <text:p text:style-name="P8">BE <text:s text:c="3"/>Belgium <text:s text:c="2"/>1</text:p>
      <text:p text:style-name="P8">BR <text:s text:c="3"/>Brazil <text:s text:c="2"/>2</text:p>
      <text:p text:style-name="P8">CA <text:s text:c="3"/>Canada <text:s text:c="2"/>2</text:p>
      <text:p text:style-name="P8">CH <text:s text:c="3"/>Switzerland <text:s text:c="2"/>1</text:p>
      <text:p text:style-name="P8">CN <text:s text:c="3"/>China <text:s text:c="2"/>3</text:p>
      <text:p text:style-name="P8">DE <text:s text:c="3"/>Germany <text:s text:c="2"/>1</text:p>
      <text:p text:style-name="P8">DK <text:s text:c="3"/>Denmark <text:s text:c="2"/>1</text:p>
      <text:p text:style-name="P8"><text:soft-page-break/>EG <text:s text:c="3"/>Egypt <text:s text:c="2"/>4</text:p>
      <text:p text:style-name="P8">FR <text:s text:c="3"/>France <text:s text:c="2"/>1</text:p>
      <text:p text:style-name="P8">HK <text:s text:c="3"/>HongKong <text:s text:c="2"/>3</text:p>
      <text:p text:style-name="P8">IL <text:s text:c="3"/>Israel <text:s text:c="2"/>4</text:p>
      <text:p text:style-name="P8">-------------------------------------------------------------------------------------------------------------------------</text:p>
      <text:p text:style-name="P8"/>
      <text:p text:style-name="P8">Collection Book Store Demo</text:p>
      <text:p text:style-name="P8"/>
      <text:p text:style-name="P8">//pom.xml</text:p>
      <text:p text:style-name="P8">&lt;?xml version="1.0" encoding="UTF-8"?&gt;</text:p>
      <text:p text:style-name="P8">&lt;project xmlns="http://maven.apache.org/POM/4.0.0"</text:p>
      <text:p text:style-name="P8"><text:s text:c="9"/>xmlns:xsi="http://www.w3.org/2001/XMLSchema-instance"</text:p>
      <text:p text:style-name="P8"><text:s text:c="9"/>xsi:schemaLocation="http://maven.apache.org/POM/4.0.0 http://maven.apache.org/xsd/maven-4.0.0.xsd"&gt;</text:p>
      <text:p text:style-name="P8"><text:s text:c="4"/>&lt;modelVersion&gt;4.0.0&lt;/modelVersion&gt;</text:p>
      <text:p text:style-name="P8"/>
      <text:p text:style-name="P8"><text:s text:c="4"/>&lt;groupId&gt;org.th.B84&lt;/groupId&gt;</text:p>
      <text:p text:style-name="P8"><text:s text:c="4"/>&lt;artifactId&gt;CollectionBookStoreDemo&lt;/artifactId&gt;</text:p>
      <text:p text:style-name="P8"><text:s text:c="4"/>&lt;version&gt;1.0-SNAPSHOT&lt;/version&gt;</text:p>
      <text:p text:style-name="P8"><text:s text:c="4"/>&lt;build&gt;</text:p>
      <text:p text:style-name="P8"><text:s text:c="8"/>&lt;plugins&gt;</text:p>
      <text:p text:style-name="P8"><text:s text:c="12"/>&lt;plugin&gt;</text:p>
      <text:p text:style-name="P8"><text:s text:c="16"/>&lt;groupId&gt;org.apache.maven.plugins&lt;/groupId&gt;</text:p>
      <text:p text:style-name="P8"><text:s text:c="16"/>&lt;artifactId&gt;maven-compiler-plugin&lt;/artifactId&gt;</text:p>
      <text:p text:style-name="P8"><text:s text:c="16"/>&lt;configuration&gt;</text:p>
      <text:p text:style-name="P8"><text:s text:c="20"/>&lt;source&gt;16&lt;/source&gt;</text:p>
      <text:p text:style-name="P8"><text:s text:c="20"/>&lt;target&gt;16&lt;/target&gt;</text:p>
      <text:p text:style-name="P8"><text:s text:c="16"/>&lt;/configuration&gt;</text:p>
      <text:p text:style-name="P8"><text:s text:c="12"/>&lt;/plugin&gt;</text:p>
      <text:p text:style-name="P8"><text:s text:c="8"/>&lt;/plugins&gt;</text:p>
      <text:p text:style-name="P8"><text:soft-page-break/><text:s text:c="4"/>&lt;/build&gt;</text:p>
      <text:p text:style-name="P8"/>
      <text:p text:style-name="P8"><text:s text:c="4"/>&lt;properties&gt;</text:p>
      <text:p text:style-name="P8"><text:s text:c="8"/>&lt;maven.compiler.source&gt;17&lt;/maven.compiler.source&gt;</text:p>
      <text:p text:style-name="P8"><text:s text:c="8"/>&lt;maven.compiler.target&gt;17&lt;/maven.compiler.target&gt;</text:p>
      <text:p text:style-name="P8"><text:s text:c="4"/>&lt;/properties&gt;</text:p>
      <text:p text:style-name="P8"/>
      <text:p text:style-name="P8">&lt;/project&gt;</text:p>
      <text:p text:style-name="P8">----------------------------------------------------------------------------------------------------------------------------------------</text:p>
      <text:p text:style-name="P8">Book.java </text:p>
      <text:p text:style-name="P8"/>
      <text:p text:style-name="P8"/>
      <text:p text:style-name="P8">package model;</text:p>
      <text:p text:style-name="P8"/>
      <text:p text:style-name="P8">public class Book {</text:p>
      <text:p text:style-name="P8"><text:s text:c="4"/>private int bookId;</text:p>
      <text:p text:style-name="P8"><text:s text:c="4"/>private String bookName;</text:p>
      <text:p text:style-name="P8"><text:s text:c="4"/>private int bookPrice;</text:p>
      <text:p text:style-name="P8"/>
      <text:p text:style-name="P8"><text:s text:c="4"/>public Book(int bookId, String bookName, int bookPrice) {</text:p>
      <text:p text:style-name="P8"><text:s text:c="8"/>this.bookId = bookId;</text:p>
      <text:p text:style-name="P8"><text:s text:c="8"/>this.bookName = bookName;</text:p>
      <text:p text:style-name="P8"><text:s text:c="8"/>this.bookPrice = bookPrice;</text:p>
      <text:p text:style-name="P8"><text:s text:c="4"/>}</text:p>
      <text:p text:style-name="P8"/>
      <text:p text:style-name="P8"><text:s text:c="4"/>public int getBookId() {</text:p>
      <text:p text:style-name="P8"><text:s text:c="8"/>return bookId;</text:p>
      <text:p text:style-name="P8"><text:s text:c="4"/>}</text:p>
      <text:p text:style-name="P8"/>
      <text:p text:style-name="P8"><text:soft-page-break/><text:s text:c="4"/>public String getBookName() {</text:p>
      <text:p text:style-name="P8"><text:s text:c="8"/>return bookName;</text:p>
      <text:p text:style-name="P8"><text:s text:c="4"/>}</text:p>
      <text:p text:style-name="P8"/>
      <text:p text:style-name="P8"><text:s text:c="4"/>public int getBookPrice() {</text:p>
      <text:p text:style-name="P8"><text:s text:c="8"/>return bookPrice;</text:p>
      <text:p text:style-name="P8"><text:s text:c="4"/>}</text:p>
      <text:p text:style-name="P8"/>
      <text:p text:style-name="P8"><text:s text:c="4"/>public void setBookPrice(int bookPrice) {</text:p>
      <text:p text:style-name="P8"><text:s text:c="8"/>this.bookPrice = bookPrice;</text:p>
      <text:p text:style-name="P8"><text:s text:c="4"/>}</text:p>
      <text:p text:style-name="P8"/>
      <text:p text:style-name="P8"><text:s text:c="4"/>@Override</text:p>
      <text:p text:style-name="P8"><text:s text:c="4"/>public String toString() {</text:p>
      <text:p text:style-name="P8"><text:s text:c="8"/>return "Book{" +</text:p>
      <text:p text:style-name="P8"><text:s text:c="16"/>"bookId=" + bookId +</text:p>
      <text:p text:style-name="P8"><text:s text:c="16"/>", bookName='" + bookName + '\'' +</text:p>
      <text:p text:style-name="P8"><text:s text:c="16"/>", bookPrice=" + bookPrice +</text:p>
      <text:p text:style-name="P8"><text:s text:c="16"/>'}';</text:p>
      <text:p text:style-name="P8"><text:s text:c="4"/>}</text:p>
      <text:p text:style-name="P8">}</text:p>
      <text:p text:style-name="P8">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8">BookOpeartionInterface</text:p>
      <text:p text:style-name="P8"/>
      <text:p text:style-name="P8">package bookop;</text:p>
      <text:p text:style-name="P8"/>
      <text:p text:style-name="P8">import model.Book;</text:p>
      <text:p text:style-name="P8"/>
      <text:p text:style-name="P8">import java.util.ArrayList;</text:p>
      <text:p text:style-name="P8"><text:soft-page-break/></text:p>
      <text:p text:style-name="P8">public interface BookOperations {</text:p>
      <text:p text:style-name="P8"/>
      <text:p text:style-name="P8"><text:s text:c="3"/>String addABook(Book book);</text:p>
      <text:p text:style-name="P8"><text:s text:c="3"/>ArrayList&lt;Book&gt; getAllBooks();</text:p>
      <text:p text:style-name="P8"><text:s text:c="3"/>Book getABook(int bookId);</text:p>
      <text:p text:style-name="P8"><text:s text:c="3"/>String setBookPrice(int bookId,int ipPrice);</text:p>
      <text:p text:style-name="P8">}</text:p>
      <text:p text:style-name="P8"/>
      <text:p text:style-name="P8">//BookOperationImpl Class (under bookop package)</text:p>
      <text:p text:style-name="P8">package bookop;</text:p>
      <text:p text:style-name="P8"/>
      <text:p text:style-name="P8">import model.Book;</text:p>
      <text:p text:style-name="P8"/>
      <text:p text:style-name="P8">import java.util.ArrayList;</text:p>
      <text:p text:style-name="P8"/>
      <text:p text:style-name="P8">public class BookOperationImpl implements BookOperations{</text:p>
      <text:p text:style-name="P8"><text:s text:c="3"/>private ArrayList&lt;Book&gt; blist = new ArrayList&lt;Book&gt;();</text:p>
      <text:p text:style-name="P8"/>
      <text:p text:style-name="P8"/>
      <text:p text:style-name="P8"/>
      <text:p text:style-name="P8"/>
      <text:p text:style-name="P8"><text:s text:c="4"/>@Override</text:p>
      <text:p text:style-name="P8"><text:s text:c="4"/>public String addABook(Book book) {</text:p>
      <text:p text:style-name="P8"><text:s text:c="8"/>blist.add(book);</text:p>
      <text:p text:style-name="P8"><text:s text:c="8"/>return("Book added Successfully");</text:p>
      <text:p text:style-name="P8"><text:s text:c="4"/>}</text:p>
      <text:p text:style-name="P8"/>
      <text:p text:style-name="P8"><text:s text:c="4"/>@Override</text:p>
      <text:p text:style-name="P8"><text:s text:c="4"/>public ArrayList&lt;Book&gt; getAllBooks() {</text:p>
      <text:p text:style-name="P8"><text:soft-page-break/><text:s text:c="8"/>return blist;</text:p>
      <text:p text:style-name="P8"><text:s text:c="4"/>}</text:p>
      <text:p text:style-name="P8"/>
      <text:p text:style-name="P8"><text:s text:c="4"/>@Override</text:p>
      <text:p text:style-name="P8"><text:s text:c="4"/>public Book getABook(int bookId) {</text:p>
      <text:p text:style-name="P8"><text:s text:c="8"/>for (Book book:blist)</text:p>
      <text:p text:style-name="P8"><text:s text:c="8"/>{</text:p>
      <text:p text:style-name="P8"><text:s text:c="12"/>if(book.getBookId()==bookId)</text:p>
      <text:p text:style-name="P8"><text:s text:c="16"/>return book;</text:p>
      <text:p text:style-name="P8"><text:s text:c="8"/>}</text:p>
      <text:p text:style-name="P8"><text:s text:c="8"/>return null;</text:p>
      <text:p text:style-name="P8"><text:s text:c="4"/>}</text:p>
      <text:p text:style-name="P8"/>
      <text:p text:style-name="P8"><text:s text:c="4"/>@Override</text:p>
      <text:p text:style-name="P8"><text:s text:c="4"/>public String setBookPrice(int bookId, int ipPrice) {</text:p>
      <text:p text:style-name="P8"><text:s text:c="7"/>Book book = getABook(bookId);</text:p>
      <text:p text:style-name="P8"><text:s text:c="7"/>book.setBookPrice(ipPrice);</text:p>
      <text:p text:style-name="P8"><text:s text:c="7"/>return("Book price updated successsfullly");</text:p>
      <text:p text:style-name="P8"><text:s text:c="3"/>}</text:p>
      <text:p text:style-name="P8">}</text:p>
      <text:p text:style-name="P8">------------------------------------------------------------------------------------------------------------------------------</text:p>
      <text:p text:style-name="P8">package bookop;</text:p>
      <text:p text:style-name="P8"/>
      <text:p text:style-name="P8">import model.Book;</text:p>
      <text:p text:style-name="P8"/>
      <text:p text:style-name="P8">import java.util.ArrayList;</text:p>
      <text:p text:style-name="P8"/>
      <text:p text:style-name="P8">public interface BookOperations {</text:p>
      <text:p text:style-name="P8"/>
      <text:p text:style-name="P8"><text:s text:c="3"/>String addABook(Book book);</text:p>
      <text:p text:style-name="P8"><text:soft-page-break/><text:s text:c="3"/>ArrayList&lt;Book&gt; getAllBooks();</text:p>
      <text:p text:style-name="P8"><text:s text:c="3"/>Book getABook(int bookId);</text:p>
      <text:p text:style-name="P8"><text:s text:c="3"/>String setBookPrice(int bookId,int ipPrice);</text:p>
      <text:p text:style-name="P8">}</text:p>
      <text:p text:style-name="P8"/>
      <text:p text:style-name="P8">//BookOperationImpl Class (under bookop package)</text:p>
      <text:p text:style-name="P8">package bookop;</text:p>
      <text:p text:style-name="P8"/>
      <text:p text:style-name="P8">import model.Book;</text:p>
      <text:p text:style-name="P8"/>
      <text:p text:style-name="P8">import java.util.ArrayList;</text:p>
      <text:p text:style-name="P8"/>
      <text:p text:style-name="P8">public class BookOperationImpl implements BookOperations{</text:p>
      <text:p text:style-name="P8"><text:s text:c="3"/>private ArrayList&lt;Book&gt; blist = new ArrayList&lt;Book&gt;();</text:p>
      <text:p text:style-name="P8"/>
      <text:p text:style-name="P8"/>
      <text:p text:style-name="P8"/>
      <text:p text:style-name="P8"/>
      <text:p text:style-name="P8"><text:s text:c="4"/>@Override</text:p>
      <text:p text:style-name="P8"><text:s text:c="4"/>public String addABook(Book book) {</text:p>
      <text:p text:style-name="P8"><text:s text:c="8"/>blist.add(book);</text:p>
      <text:p text:style-name="P8"><text:s text:c="8"/>return("Book added Successfully");</text:p>
      <text:p text:style-name="P8"><text:s text:c="4"/>}</text:p>
      <text:p text:style-name="P8"/>
      <text:p text:style-name="P8"><text:s text:c="4"/>@Override</text:p>
      <text:p text:style-name="P8"><text:s text:c="4"/>public ArrayList&lt;Book&gt; getAllBooks() {</text:p>
      <text:p text:style-name="P8"><text:s text:c="8"/>return blist;</text:p>
      <text:p text:style-name="P8"><text:s text:c="4"/>}</text:p>
      <text:p text:style-name="P8"/>
      <text:p text:style-name="P8"><text:s text:c="4"/>@Override</text:p>
      <text:p text:style-name="P8"><text:soft-page-break/><text:s text:c="4"/>public Book getABook(int bookId) {</text:p>
      <text:p text:style-name="P8"><text:s text:c="8"/>for (Book book:blist)</text:p>
      <text:p text:style-name="P8"><text:s text:c="8"/>{</text:p>
      <text:p text:style-name="P8"><text:s text:c="12"/>if(book.getBookId()==bookId)</text:p>
      <text:p text:style-name="P8"><text:s text:c="16"/>return book;</text:p>
      <text:p text:style-name="P8"><text:s text:c="8"/>}</text:p>
      <text:p text:style-name="P8"><text:s text:c="8"/>return null;</text:p>
      <text:p text:style-name="P8"><text:s text:c="4"/>}</text:p>
      <text:p text:style-name="P8"/>
      <text:p text:style-name="P8"><text:s text:c="4"/>@Override</text:p>
      <text:p text:style-name="P8"><text:s text:c="4"/>public String setBookPrice(int bookId, int ipPrice) {</text:p>
      <text:p text:style-name="P8"><text:s text:c="7"/>Book book = getABook(bookId);</text:p>
      <text:p text:style-name="P8"><text:s text:c="7"/>book.setBookPrice(ipPrice);</text:p>
      <text:p text:style-name="P8"><text:s text:c="7"/>return("Book price updated successsfullly");</text:p>
      <text:p text:style-name="P8"><text:s text:c="3"/>}</text:p>
      <text:p text:style-name="P8">}</text:p>
      <text:p text:style-name="P8">-------------------------------------------------------------------------------------------------------------------------</text:p>
      <text:p text:style-name="P8">BookStoreMain</text:p>
      <text:p text:style-name="P8"/>
      <text:p text:style-name="P8">package mainUIpack;</text:p>
      <text:p text:style-name="P8"/>
      <text:p text:style-name="P8">import bookop.BookOperationImpl;</text:p>
      <text:p text:style-name="P8">import bookop.BookOperations;</text:p>
      <text:p text:style-name="P8">import model.Book;</text:p>
      <text:p text:style-name="P8"/>
      <text:p text:style-name="P8">import java.util.ArrayList;</text:p>
      <text:p text:style-name="P8">import java.util.Scanner;</text:p>
      <text:p text:style-name="P8"/>
      <text:p text:style-name="P8">import static java.lang.System.exit;</text:p>
      <text:p text:style-name="P8"/>
      <text:p text:style-name="P8"><text:soft-page-break/>public class BookStoreMain {</text:p>
      <text:p text:style-name="P8"/>
      <text:p text:style-name="P8"><text:s text:c="4"/>public static void main(String[] args)</text:p>
      <text:p text:style-name="P8"><text:s text:c="4"/>{</text:p>
      <text:p text:style-name="P8"><text:s text:c="8"/>Scanner sc = new Scanner(System.in);</text:p>
      <text:p text:style-name="P8"><text:s text:c="8"/>BookOperationImpl boi = new BookOperationImpl();</text:p>
      <text:p text:style-name="P8"/>
      <text:p text:style-name="P8"><text:s text:c="8"/>while(true)</text:p>
      <text:p text:style-name="P8"><text:s text:c="8"/>{</text:p>
      <text:p text:style-name="P8"><text:s text:c="12"/>System.out.println("1. Add a Book");</text:p>
      <text:p text:style-name="P8"><text:s text:c="12"/>System.out.println("2. list all the <text:s/>Book");</text:p>
      <text:p text:style-name="P8"><text:s text:c="12"/>System.out.println("3. get a Book");</text:p>
      <text:p text:style-name="P8"><text:s text:c="12"/>System.out.println("4. update a Book price");</text:p>
      <text:p text:style-name="P8"><text:s text:c="12"/>System.out.println("5. Exit");</text:p>
      <text:p text:style-name="P8"/>
      <text:p text:style-name="P8"><text:s text:c="12"/>System.out.println("Enter your choice");</text:p>
      <text:p text:style-name="P8"><text:s text:c="12"/>int choice = sc.nextInt();</text:p>
      <text:p text:style-name="P8"/>
      <text:p text:style-name="P8"><text:s text:c="12"/>switch(choice)</text:p>
      <text:p text:style-name="P8"><text:s text:c="12"/>{</text:p>
      <text:p text:style-name="P8"><text:s text:c="16"/>case 1:</text:p>
      <text:p text:style-name="P8"><text:s text:c="16"/>{</text:p>
      <text:p text:style-name="P8"><text:s text:c="20"/>System.out.println("enter the details of the book");</text:p>
      <text:p text:style-name="P8"><text:s text:c="20"/>int bookId = sc.nextInt();</text:p>
      <text:p text:style-name="P8"><text:s text:c="20"/>String bookName = sc.next();</text:p>
      <text:p text:style-name="P8"><text:s text:c="20"/>int bookPrice = sc.nextInt();</text:p>
      <text:p text:style-name="P8"><text:s text:c="20"/>Book book = new Book(bookId,bookName,bookPrice);</text:p>
      <text:p text:style-name="P8"><text:s text:c="20"/>System.out.println(boi.addABook(book));</text:p>
      <text:p text:style-name="P8"><text:s text:c="20"/>break;</text:p>
      <text:p text:style-name="P8"><text:s text:c="16"/>}</text:p>
      <text:p text:style-name="P8"><text:soft-page-break/></text:p>
      <text:p text:style-name="P8"><text:s text:c="16"/>case 2:</text:p>
      <text:p text:style-name="P8"><text:s text:c="16"/>{</text:p>
      <text:p text:style-name="P8"><text:s text:c="20"/>ArrayList&lt;Book&gt; blist = boi.getAllBooks();</text:p>
      <text:p text:style-name="P8"><text:s text:c="20"/>for(Book book:blist)</text:p>
      <text:p text:style-name="P8"><text:s text:c="20"/>{</text:p>
      <text:p text:style-name="P8"><text:s text:c="24"/>System.out.println(book);</text:p>
      <text:p text:style-name="P8"><text:s text:c="20"/>}</text:p>
      <text:p text:style-name="P8"><text:s text:c="20"/>break;</text:p>
      <text:p text:style-name="P8"><text:s text:c="16"/>}</text:p>
      <text:p text:style-name="P8"/>
      <text:p text:style-name="P8"><text:s text:c="16"/>case 3:</text:p>
      <text:p text:style-name="P8"><text:s text:c="16"/>{</text:p>
      <text:p text:style-name="P8"><text:s text:c="20"/>System.out.println("enter the book id to be search");</text:p>
      <text:p text:style-name="P8"><text:s text:c="20"/>int bookId = sc.nextInt();</text:p>
      <text:p text:style-name="P8"><text:s text:c="20"/>Book book = boi.getABook(bookId);</text:p>
      <text:p text:style-name="P8"><text:s text:c="20"/>if(book != null)</text:p>
      <text:p text:style-name="P8"><text:s text:c="24"/>System.out.println(book);</text:p>
      <text:p text:style-name="P8"><text:s text:c="20"/>else</text:p>
      <text:p text:style-name="P8"><text:s text:c="24"/>System.out.println("Book does not found in the store");</text:p>
      <text:p text:style-name="P8"><text:s text:c="20"/>break;</text:p>
      <text:p text:style-name="P8"><text:s text:c="16"/>}</text:p>
      <text:p text:style-name="P8"><text:s text:c="16"/>case 4:</text:p>
      <text:p text:style-name="P8"><text:s text:c="16"/>{</text:p>
      <text:p text:style-name="P8"><text:s text:c="20"/>System.out.println("enter the book id");</text:p>
      <text:p text:style-name="P8"><text:s text:c="20"/>int bookId = sc.nextInt();</text:p>
      <text:p text:style-name="P8"><text:s text:c="20"/>System.out.println("enter the updated price of the book");</text:p>
      <text:p text:style-name="P8"><text:s text:c="20"/>int upPrice = sc.nextInt();</text:p>
      <text:p text:style-name="P8"><text:s text:c="20"/>System.out.println(boi.setBookPrice(bookId,upPrice));</text:p>
      <text:p text:style-name="P8"><text:s text:c="20"/>break;</text:p>
      <text:p text:style-name="P8"><text:soft-page-break/><text:s text:c="16"/>}</text:p>
      <text:p text:style-name="P8"><text:s text:c="16"/>default:</text:p>
      <text:p text:style-name="P8"><text:s text:c="20"/>sc.close();</text:p>
      <text:p text:style-name="P8"><text:s text:c="20"/>System.out.println("bye Bye");</text:p>
      <text:p text:style-name="P8"><text:s text:c="20"/>System.exit(0);</text:p>
      <text:p text:style-name="P8"><text:s text:c="12"/>}</text:p>
      <text:p text:style-name="P8"/>
      <text:p text:style-name="P8"><text:s text:c="8"/>}</text:p>
      <text:p text:style-name="P8"><text:s text:c="4"/>}</text:p>
      <text:p text:style-name="P8">}</text:p>
      <text:p text:style-name="P8">output: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1</text:p>
      <text:p text:style-name="P8">enter the details of the book</text:p>
      <text:p text:style-name="P8">45</text:p>
      <text:p text:style-name="P8">java</text:p>
      <text:p text:style-name="P8">300</text:p>
      <text:p text:style-name="P8">Book added Successfully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2</text:p>
      <text:p text:style-name="P8"><text:soft-page-break/>Book{bookId=45, bookName='java', bookPrice=300}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2</text:p>
      <text:p text:style-name="P8">Book{bookId=45, bookName='java', bookPrice=300}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3</text:p>
      <text:p text:style-name="P8">enter the book id to be search</text:p>
      <text:p text:style-name="P8">45</text:p>
      <text:p text:style-name="P8">Book{bookId=45, bookName='java', bookPrice=300}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4</text:p>
      <text:p text:style-name="P8">enter the book id</text:p>
      <text:p text:style-name="P8">45</text:p>
      <text:p text:style-name="P8">enter the updated price of the book</text:p>
      <text:p text:style-name="P8">400</text:p>
      <text:p text:style-name="P8"><text:soft-page-break/>Book price updated successsfullly</text:p>
      <text:p text:style-name="P8">1. Add a Book</text:p>
      <text:p text:style-name="P8">2. list all the <text:s/>Book</text:p>
      <text:p text:style-name="P8">3. get a Book</text:p>
      <text:p text:style-name="P8">4. update a Book price</text:p>
      <text:p text:style-name="P8">5. Exit</text:p>
      <text:p text:style-name="P8">Enter your choice</text:p>
      <text:p text:style-name="P8">5</text:p>
      <text:p text:style-name="P8">bye Bye tata tata happy for seraching book</text:p>
      <text:p text:style-name="P8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JetBrains Mono" svg:font-family="'JetBrains Mono'"/>
    <style:font-face style:name="Times New Roman1" svg:font-family="'Times New Roman'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1T16:54:25.931000000</dc:date>
    <meta:editing-duration>PT3S</meta:editing-duration>
    <meta:editing-cycles>1</meta:editing-cycles>
    <meta:document-statistic meta:table-count="0" meta:image-count="0" meta:object-count="0" meta:page-count="17" meta:paragraph-count="347" meta:word-count="1125" meta:character-count="12953" meta:non-whitespace-character-count="9545"/>
    <meta:generator>LibreOffice/7.0.4.2$Windows_X86_64 LibreOffice_project/dcf040e67528d9187c66b2379df5ea4407429775</meta:generator>
  </office:meta>
</office:document-meta>
</file>